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5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0" style:family="paragraph" style:parent-style-name="Text_20_body" style:list-style-name="L6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fo:letter-spacing="normal"/>
    </style:style>
    <style:style style:name="P11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2" style:family="paragraph" style:parent-style-name="Text_20_body" style:list-style-name="L7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3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4" style:family="paragraph" style:parent-style-name="Text_20_body" style:list-style-name="L8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fo:letter-spacing="normal"/>
    </style:style>
    <style:style style:name="P15" style:family="paragraph" style:parent-style-name="Text_20_body" style:list-style-name="L9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6" style:family="paragraph" style:parent-style-name="Text_20_body" style:list-style-name="L10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7" style:family="paragraph" style:parent-style-name="Text_20_body" style:list-style-name="L1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8" style:family="paragraph" style:parent-style-name="Text_20_body" style:list-style-name="L12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19" style:family="paragraph" style:parent-style-name="Text_20_body" style:list-style-name="L13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" style:family="text">
      <style:text-properties style:font-name="apple-system"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e — thanks. Below are practical, ready-to-run project and assignment ideas you can publish on fedoralinuxlab.org. They’re organized by age/skill level and include objectives, required resources, estimated time, deliverables, assessment ideas, and easy extensions. Tell me the students’ age range, number of students, and what hardware + connectivity you have and I’ll tailor full lesson plans or web pages you can drop straight onto the site.</text:p>
      <text:p text:style-name="P1">Quick notes before the ideas</text:p>
      <text:list text:style-name="L1">
        <text:list-item>
          <text:p text:style-name="P2">Keep projects low‑barrier: emphasize browser‑based tools or small local models so families with limited connectivity can still participate.</text:p>
        </text:list-item>
        <text:list-item>
          <text:p text:style-name="P2">Use pair or small‑group work so kids help each other and so devices are shared efficiently.</text:p>
        </text:list-item>
        <text:list-item>
          <text:p text:style-name="P2">Always include a short safety/consent note for projects that collect data, share photos, or involve accounts.</text:p>
        </text:list-item>
      </text:list>
      <text:p text:style-name="P1">Project categories</text:p>
      <text:list text:style-name="L2">
        <text:list-item>
          <text:p text:style-name="P3">Digital literacy &amp; Linux basics (intro)</text:p>
        </text:list-item>
        <text:list-item>
          <text:p text:style-name="P3">Web &amp; creative (build a public-facing product)</text:p>
        </text:list-item>
        <text:list-item>
          <text:p text:style-name="P3">Coding &amp; data (inquiry + STEM)</text:p>
        </text:list-item>
        <text:list-item>
          <text:p text:style-name="P3">AI &amp; local models (supervised, safe use)</text:p>
        </text:list-item>
        <text:list-item>
          <text:p text:style-name="P3">Hardware &amp; maker (hands-on)</text:p>
        </text:list-item>
        <text:list-item>
          <text:p text:style-name="P3">Community impact (local benefit projects)</text:p>
        </text:list-item>
        <text:list-item>
          <text:p text:style-name="P3">Cybersecurity &amp; digital citizenship</text:p>
        </text:list-item>
      </text:list>
      <text:p text:style-name="P1">Ideas by age/skill</text:p>
      <text:p text:style-name="P1">Elementary (ages ~6–11)</text:p>
      <text:list text:style-name="L3">
        <text:list-item>
          <text:p text:style-name="P4">Linux scavenger hunt — Objective: learn basic commands and file navigation.</text:p>
          <text:list>
            <text:list-item>
              <text:p text:style-name="P5">Resources: lab computers, terminal access.</text:p>
            </text:list-item>
            <text:list-item>
              <text:p text:style-name="P5">Time: 30–45 minutes.</text:p>
            </text:list-item>
            <text:list-item>
              <text:p text:style-name="P5">Tasks: create a folder, make a file with a short story, move it, list directory contents, view file with cat.</text:p>
            </text:list-item>
            <text:list-item>
              <text:p text:style-name="P5"><text:soft-page-break/>Deliverable: screenshot or short read-aloud of the story.</text:p>
            </text:list-item>
            <text:list-item>
              <text:p text:style-name="P5">Assessment: checklist of commands used.</text:p>
            </text:list-item>
            <text:list-item>
              <text:p text:style-name="P5">Extension: use a simple script to print “Hello, &lt;name&gt;!”.</text:p>
            </text:list-item>
          </text:list>
        </text:list-item>
        <text:list-item>
          <text:p text:style-name="P4">Digital Storybook (HTML + images) — Objective: basic web literacy and creativity.</text:p>
          <text:list>
            <text:list-item>
              <text:p text:style-name="P5">Resources: lightweight HTML template, browser, image files or drawings scanned.</text:p>
            </text:list-item>
            <text:list-item>
              <text:p text:style-name="P5">Time: 1–2 sessions.</text:p>
            </text:list-item>
            <text:list-item>
              <text:p text:style-name="P5">Tasks: edit template text, add images, host on fedoralinuxlab.org/student-projects/class1/.</text:p>
            </text:list-item>
            <text:list-item>
              <text:p text:style-name="P5">Deliverable: published page and short presentation.</text:p>
            </text:list-item>
            <text:list-item>
              <text:p text:style-name="P5">Assessment: rubric for creativity, readability, correct image linking.</text:p>
            </text:list-item>
          </text:list>
        </text:list-item>
        <text:list-item>
          <text:p text:style-name="P4">Local Nature Log (data collection) — Objective: observation and simple data entry.</text:p>
          <text:list>
            <text:list-item>
              <text:p text:style-name="P5">Resources: paper forms / offline spreadsheet, photos (optional).</text:p>
            </text:list-item>
            <text:list-item>
              <text:p text:style-name="P5">Time: ongoing weekly.</text:p>
            </text:list-item>
            <text:list-item>
              <text:p text:style-name="P5">Tasks: collect 1–3 observations, enter into shared CSV, simple charts by teacher.</text:p>
            </text:list-item>
            <text:list-item>
              <text:p text:style-name="P5">Deliverable: class chart of common animals/plants.</text:p>
            </text:list-item>
            <text:list-item>
              <text:p text:style-name="P5">Extension: map sightings using a simple offline map.</text:p>
            </text:list-item>
          </text:list>
        </text:list-item>
      </text:list>
      <text:p text:style-name="P1">Middle school (ages ~11–14)</text:p>
      <text:list text:style-name="L4">
        <text:list-item>
          <text:p text:style-name="P6">Build a “Community Resource Page” — Objective: research + HTML/CSS.</text:p>
          <text:list>
            <text:list-item>
              <text:p text:style-name="P7">Resources: basic editor, web hosting on your site.</text:p>
            </text:list-item>
            <text:list-item>
              <text:p text:style-name="P7">Time: 2–4 sessions.</text:p>
            </text:list-item>
            <text:list-item>
              <text:p text:style-name="P7">Tasks: students research local services (food banks, libraries), create contact cards, publish on site.</text:p>
            </text:list-item>
            <text:list-item>
              <text:p text:style-name="P7">Deliverable: hosted page, teacher-checked resource accuracy.</text:p>
            </text:list-item>
            <text:list-item>
              <text:p text:style-name="P7">Assessment: accuracy, layout, accessibility (alt text).</text:p>
            </text:list-item>
            <text:list-item>
              <text:p text:style-name="P7">Impact: makes site useful to low-income families.</text:p>
            </text:list-item>
          </text:list>
        </text:list-item>
        <text:list-item>
          <text:p text:style-name="P6">Intro Python + Data: Weather Tracker — Objective: basics of Python and CSV handling.</text:p>
          <text:list>
            <text:list-item>
              <text:p text:style-name="P7">Resources: Python (preinstalled), example dataset or API (if online).</text:p>
            </text:list-item>
            <text:list-item>
              <text:p text:style-name="P7">Time: 3–4 sessions.</text:p>
            </text:list-item>
            <text:list-item>
              <text:p text:style-name="P7">Tasks: load CSV, compute averages, plot simple graphs with matplotlib, export PNG.</text:p>
            </text:list-item>
            <text:list-item>
              <text:p text:style-name="P7">Deliverable: short report + graph.</text:p>
            </text:list-item>
            <text:list-item>
              <text:p text:style-name="P7">Assessment: correctness, explanation in plain language.</text:p>
            </text:list-item>
          </text:list>
        </text:list-item>
        <text:list-item>
          <text:p text:style-name="P6"><text:soft-page-break/>Creative Audio Podcast — Objective: storytelling, basic audio editing.</text:p>
          <text:list>
            <text:list-item>
              <text:p text:style-name="P7">Resources: USB mics (or phone recorders), Audacity or web editor.</text:p>
            </text:list-item>
            <text:list-item>
              <text:p text:style-name="P7">Time: project over several weeks.</text:p>
            </text:list-item>
            <text:list-item>
              <text:p text:style-name="P7">Tasks: planning, record interviews, edit, publish mp3 on site.</text:p>
            </text:list-item>
            <text:list-item>
              <text:p text:style-name="P7">Deliverable: 5–10 minute episode.</text:p>
            </text:list-item>
            <text:list-item>
              <text:p text:style-name="P7">Assessment: teamwork, audio quality, content appropriateness.</text:p>
            </text:list-item>
          </text:list>
        </text:list-item>
      </text:list>
      <text:p text:style-name="P1">High school (ages ~14–18)</text:p>
      <text:list text:style-name="L5">
        <text:list-item>
          <text:p text:style-name="P8">Small web app / JavaScript project — Objective: web dev foundations.</text:p>
          <text:list>
            <text:list-item>
              <text:p text:style-name="P9">Resources: HTML/CSS/JS starter repo, hosting.</text:p>
            </text:list-item>
            <text:list-item>
              <text:p text:style-name="P9">Time: 2–6 weeks.</text:p>
            </text:list-item>
            <text:list-item>
              <text:p text:style-name="P9">Tasks: build an interactive quiz, calculator, or local event calendar that reads/writes a JSON file.</text:p>
            </text:list-item>
            <text:list-item>
              <text:p text:style-name="P9">Deliverable: hosted app + Git repo.</text:p>
            </text:list-item>
            <text:list-item>
              <text:p text:style-name="P9">Assessment: working features, code readability, mobile responsiveness.</text:p>
            </text:list-item>
          </text:list>
        </text:list-item>
        <text:list-item>
          <text:p text:style-name="P8">Local Data Journalism (social impact) — Objective: data analysis and communication.</text:p>
          <text:list>
            <text:list-item>
              <text:p text:style-name="P9">Resources: public datasets (school lunch usage, weather, county stats), Python or spreadsheet.</text:p>
            </text:list-item>
            <text:list-item>
              <text:p text:style-name="P9">Time: 3–6 weeks.</text:p>
            </text:list-item>
            <text:list-item>
              <text:p text:style-name="P9">Tasks: pick question, analyze, produce charts, write short article, publish on site.</text:p>
            </text:list-item>
            <text:list-item>
              <text:p text:style-name="P9">Deliverable: article + visualizations.</text:p>
            </text:list-item>
            <text:list-item>
              <text:p text:style-name="P9">Assessment: clarity of question, methodology, and conclusions.</text:p>
            </text:list-item>
          </text:list>
        </text:list-item>
        <text:list-item>
          <text:p text:style-name="P8">AI-Assisted Homework Helper (safe, curated) — Objective: teach students how to use AI responsibly.</text:p>
          <text:list>
            <text:list-item>
              <text:p text:style-name="P9">Resources: fedoralinuxlab server running a small offline LLM or curated web links to safe chatbots; safety prompt wrappers.</text:p>
            </text:list-item>
            <text:list-item>
              <text:p text:style-name="P9">Time: 1–3 sessions (plus ongoing supervised access).</text:p>
            </text:list-item>
            <text:list-item>
              <text:p text:style-name="P9">Tasks: use the model to draft study notes, then verify/cite sources; students annotate what was correct vs. incorrect.</text:p>
            </text:list-item>
            <text:list-item>
              <text:p text:style-name="P9">Deliverable: study guide + reflection on model accuracy.</text:p>
            </text:list-item>
            <text:list-item>
              <text:p text:style-name="P9">Assessment: ability to fact-check, correct errors introduced by the model.</text:p>
            </text:list-item>
          </text:list>
        </text:list-item>
      </text:list>
      <text:p text:style-name="P1">AI &amp; local-model projects (any age with supervision)</text:p>
      <text:list text:style-name="L6">
        <text:list-item>
          <text:p text:style-name="P10"><text:soft-page-break/>“<text:span text:style-name="T1">Question Bot” for the site — kids write frequently asked questions about the lab and build a simple Q&amp;A served by a small local model (7B quantized) via Gradio.</text:span></text:p>
          <text:list>
            <text:list-item>
              <text:p text:style-name="P11">Safety: add a safety pre-prompt that refuses personal/adult content and logs all queries for teacher review.</text:p>
            </text:list-item>
            <text:list-item>
              <text:p text:style-name="P11">Tasks: curate FAQ, test model, create a “Was this helpful?” feedback button.</text:p>
            </text:list-item>
            <text:list-item>
              <text:p text:style-name="P11">Deliverable: FAQ bot embedded on fedoralinuxlab.org.</text:p>
            </text:list-item>
            <text:list-item>
              <text:p text:style-name="P11">Time: ~1–3 weeks depending on setup.</text:p>
            </text:list-item>
          </text:list>
        </text:list-item>
      </text:list>
      <text:p text:style-name="P1">Hardware &amp; maker</text:p>
      <text:list text:style-name="L7">
        <text:list-item>
          <text:p text:style-name="P12">Raspberry Pi Weather Station — Objective: sensors, data logging, simple electronics.</text:p>
          <text:list>
            <text:list-item>
              <text:p text:style-name="P13">Resources: Raspberry Pi, temperature/humidity sensor, microSD.</text:p>
            </text:list-item>
            <text:list-item>
              <text:p text:style-name="P13">Time: multi-week.</text:p>
            </text:list-item>
            <text:list-item>
              <text:p text:style-name="P13">Tasks: assemble, script readings, upload CSV to site (or teacher collects).</text:p>
            </text:list-item>
            <text:list-item>
              <text:p text:style-name="P13">Deliverable: live or regularly updated chart on site.</text:p>
            </text:list-item>
          </text:list>
        </text:list-item>
        <text:list-item>
          <text:p text:style-name="P12">Device Repair 101 — Objective: basic troubleshooting and safety.</text:p>
          <text:list>
            <text:list-item>
              <text:p text:style-name="P13">Resources: old laptops/phones for teardown, screwdrivers, cleaning tools.</text:p>
            </text:list-item>
            <text:list-item>
              <text:p text:style-name="P13">Time: single workshop or ongoing.</text:p>
            </text:list-item>
            <text:list-item>
              <text:p text:style-name="P13">Tasks: safe disassembly, cleaning, replacing RAM/SSD where possible.</text:p>
            </text:list-item>
            <text:list-item>
              <text:p text:style-name="P13">Deliverable: repaired devices for the lab; inventory list.</text:p>
            </text:list-item>
          </text:list>
        </text:list-item>
      </text:list>
      <text:p text:style-name="P1">Community impact projects</text:p>
      <text:list text:style-name="L8">
        <text:list-item>
          <text:p text:style-name="P14">“<text:span text:style-name="T1">Local Help Map” — compile and publish a searchable map of local services: food banks, hotlines, late-night clinics, with printable PDF wallet cards.</text:span></text:p>
        </text:list-item>
        <text:list-item>
          <text:p text:style-name="P14">“<text:span text:style-name="T1">Tech Buddies” program — pair older students with younger children or families for weekly tutoring sessions; track attendance and improvement.</text:span></text:p>
        </text:list-item>
        <text:list-item>
          <text:p text:style-name="P14">“<text:span text:style-name="T1">Open Hours” drop-in nights — students help community members apply for jobs, create resumes, or email for housing support.</text:span></text:p>
        </text:list-item>
      </text:list>
      <text:p text:style-name="P1">Assessment &amp; rubric examples (simple)</text:p>
      <text:list text:style-name="L9">
        <text:list-item>
          <text:p text:style-name="P15">4-point rubric: 1=Started, 2=Basic (some work done), 3=Complete (functional, meets most criteria), 4=Outstanding (well-documented, accessible, creative).</text:p>
        </text:list-item>
        <text:list-item>
          <text:p text:style-name="P15">For coding: test cases pass (50%), readability &amp; comments (20%), design and UX (15%), presentation (15%).</text:p>
        </text:list-item>
        <text:list-item>
          <text:p text:style-name="P15"><text:soft-page-break/>For community projects: accuracy of info (40%), usefulness to target audience (30%), publish quality/accessibility (20%), team collaboration (10%).</text:p>
        </text:list-item>
      </text:list>
      <text:p text:style-name="P1">How to present these on fedoralinuxlab.org</text:p>
      <text:list text:style-name="L10">
        <text:list-item>
          <text:p text:style-name="P16">Create a “Projects” landing page with sections for age groups and quick filters (time estimate, offline-friendly, requires hardware).</text:p>
        </text:list-item>
        <text:list-item>
          <text:p text:style-name="P16">Publish each assignment as a downloadable one‑page PDF + two options: “teacher version” (with answer key) and “student version” (no answers).</text:p>
        </text:list-item>
        <text:list-item>
          <text:p text:style-name="P16">Add a “Submit Project” button so students can upload or link their work; moderate before display.</text:p>
        </text:list-item>
        <text:list-item>
          <text:p text:style-name="P16">Run a monthly “Show and Tell” page where featured student projects are highlighted.</text:p>
        </text:list-item>
      </text:list>
      <text:p text:style-name="P1">Low‑bandwidth / low-cost tips</text:p>
      <text:list text:style-name="L11">
        <text:list-item>
          <text:p text:style-name="P17">Provide printable worksheets and USB drives with starter files for students to take home.</text:p>
        </text:list-item>
        <text:list-item>
          <text:p text:style-name="P17">Use small local models or cached pages so that core activities work offline.</text:p>
        </text:list-item>
        <text:list-item>
          <text:p text:style-name="P17">Reuse hardware: bootable USB live images to reset machines between sessions.</text:p>
        </text:list-item>
      </text:list>
      <text:p text:style-name="P1">Starter assignment templates (choose one and I’ll flesh out)</text:p>
      <text:list text:style-name="L12">
        <text:list-item>
          <text:p text:style-name="P18">Beginner: “Linux Basics Scavenger Hunt” — step-by-step tasks, expected commands, answer key.</text:p>
        </text:list-item>
        <text:list-item>
          <text:p text:style-name="P18">Mid: “Make a Community Resources Web Page” — template HTML, content checklist, accessibility checklist.</text:p>
        </text:list-item>
        <text:list-item>
          <text:p text:style-name="P18">Advanced: “Python Weather Analysis” — dataset, starter code, questions, graphing steps.</text:p>
        </text:list-item>
      </text:list>
      <text:p text:style-name="P1">Would you like:</text:p>
      <text:list text:style-name="L13">
        <text:list-item>
          <text:p text:style-name="P19">A ready-to-publish HTML/Markdown assignment page for fedoralinuxlab.org (pick which project), or</text:p>
        </text:list-item>
        <text:list-item>
          <text:p text:style-name="P19">A full multi-week lesson plan with teacher notes, slides, and printable handouts for a chosen project, or</text:p>
        </text:list-item>
        <text:list-item>
          <text:p text:style-name="P19">A short grant/donation blurb to post on the site to attract support for hardware/child access?</text:p>
        </text:list-item>
      </text:list>
      <text:p text:style-name="P20"><text:soft-page-break/>Tell me which project/template you want first and the students’ age range (or pick one of the three options above) and I’ll generate the full material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4:13:38.992976989</meta:creation-date>
    <dc:title>Half inch margin</dc:title>
    <meta:editing-duration>PT22M41S</meta:editing-duration>
    <meta:editing-cycles>2</meta:editing-cycles>
    <meta:generator>LibreOffice/25.2.7.2$Linux_X86_64 LibreOffice_project/520$Build-2</meta:generator>
    <dc:date>2025-11-25T14:34:17.186881275</dc:date>
    <meta:document-statistic meta:table-count="0" meta:image-count="0" meta:object-count="0" meta:page-count="6" meta:paragraph-count="116" meta:word-count="1255" meta:character-count="8272" meta:non-whitespace-character-count="7227"/>
  </office:meta>
</office:document-meta>
</file>